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3"/>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ody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text:soft-page-break/>“Ahhh it's not much to celebrate. It was an ambush. They used Ora as bait. He was moving loud and I 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text:soft-page-break/></text:p>
      <text:p text:style-name="P2">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text:soft-page-break/>would have children no longer.” </text:p>
      <text:p text:style-name="P2"/>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yed at the feet of the space elevator. From Firelake it was on the other side of the elevatorand was a </text:p>
      <text:p text:style-name="P2"/>
      <text:p text:style-name="P2">A flat <text:s/>past his tomb and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long as the planet had heat at it's core. The priests lit the pire and it took the body. </text:p>
      <text:p text:style-name="P2"/>
      <text:p text:style-name="P2"/>
      <text:p text:style-name="P2"/>
      <text:p text:style-name="P2"><text:s text:c="2"/><text:line-break/><text:line-break/></text:p>
      <text:p text:style-name="P2"/>
      <text:p text:style-name="P2"/>
      <text:p text:style-name="P2"/>
      <text:p text:style-name="P2"><text:soft-page-break/><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text:soft-page-break/></text:p>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11T14:41:34.98</dc:date>
    <dc:creator>Blake Stanger</dc:creator>
    <meta:editing-duration>P3DT20H13M12S</meta:editing-duration>
    <meta:editing-cycles>273</meta:editing-cycles>
    <meta:generator>OpenOffice/4.1.11$Win32 OpenOffice.org_project/4111m1$Build-9808</meta:generator>
    <meta:document-statistic meta:table-count="0" meta:image-count="0" meta:object-count="0" meta:page-count="30" meta:paragraph-count="264" meta:word-count="16603" meta:character-count="91065"/>
  </office:meta>
</office:document-meta>
</file>